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pécificatieurs" style:family="table">
      <style:table-properties style:width="17cm" table:align="margins"/>
    </style:style>
    <style:style style:name="Spécificatieurs.A" style:family="table-column">
      <style:table-column-properties style:column-width="8.5cm" style:rel-column-width="32767*"/>
    </style:style>
    <style:style style:name="Spécificatieurs.B" style:family="table-column">
      <style:table-column-properties style:column-width="8.5cm" style:rel-column-width="32768*"/>
    </style:style>
    <style:style style:name="Spécificati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Spécificatieurs.B1" style:family="table-cell">
      <style:table-cell-properties fo:padding="0.097cm" fo:border="0.05pt solid #000000"/>
    </style:style>
    <style:style style:name="Spécificatieurs.A2" style:family="table-cell">
      <style:table-cell-properties fo:padding="0.097cm" fo:border-left="0.05pt solid #000000" fo:border-right="none" fo:border-top="none" fo:border-bottom="0.05pt solid #000000"/>
    </style:style>
    <style:style style:name="Spécificatieurs.B2" style:family="table-cell">
      <style:table-cell-properties fo:padding="0.097cm" fo:border-left="0.05pt solid #000000" fo:border-right="0.05pt solid #000000" fo:border-top="none" fo:border-bottom="0.05pt solid #000000"/>
    </style:style>
    <style:style style:name="Exemples1" style:family="table">
      <style:table-properties style:width="17.013cm" fo:margin-left="0cm" table:align="left"/>
    </style:style>
    <style:style style:name="Exemples1.A" style:family="table-column">
      <style:table-column-properties style:column-width="8.731cm"/>
    </style:style>
    <style:style style:name="Exemples1.B" style:family="table-column">
      <style:table-column-properties style:column-width="8.281cm"/>
    </style:style>
    <style:style style:name="Exemples1.A1" style:family="table-cell">
      <style:table-cell-properties fo:padding="0.097cm" fo:border-left="0.05pt solid #000000" fo:border-right="none" fo:border-top="0.05pt solid #000000" fo:border-bottom="0.05pt solid #000000"/>
    </style:style>
    <style:style style:name="Exemples1.B1" style:family="table-cell">
      <style:table-cell-properties fo:padding="0.097cm" fo:border="0.05pt solid #000000"/>
    </style:style>
    <style:style style:name="Exemples1.A2" style:family="table-cell">
      <style:table-cell-properties fo:padding="0.097cm" fo:border-left="0.05pt solid #000000" fo:border-right="none" fo:border-top="none" fo:border-bottom="0.05pt solid #000000"/>
    </style:style>
    <style:style style:name="Exemples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0.028cm"/>
    </style:style>
    <style:style style:name="Table1.B" style:family="table-column">
      <style:table-column-properties style:column-width="6.9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1.933cm"/>
    </style:style>
    <style:style style:name="Table2.B" style:family="table-column">
      <style:table-column-properties style:column-width="5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DejaVu Sans Mono"/>
    </style:style>
    <style:style style:name="P4" style:family="paragraph" style:parent-style-name="Standard">
      <style:text-properties style:font-name="DejaVu Sans Mono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style:font-name="DejaVu Sans Mono"/>
    </style:style>
    <style:style style:name="P14" style:family="paragraph" style:parent-style-name="Standard">
      <style:text-properties style:font-name="DejaVu Sans Mono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 Mono"/>
    </style:style>
    <style:style style:name="P16" style:family="paragraph" style:parent-style-name="Standard">
      <style:paragraph-properties fo:text-align="justify" style:justify-single-word="false"/>
      <style:text-properties style:font-name="Liberation Serif"/>
    </style:style>
    <style:style style:name="P17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6pt" style:font-size-asian="5.25pt" style:font-size-complex="6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3pt" fo:font-weight="normal" style:font-size-asian="2.59999990463257pt" style:font-weight-asian="normal" style:font-size-complex="3pt" style:font-weight-complex="normal"/>
    </style:style>
    <style:style style:name="P27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9" style:family="paragraph" style:parent-style-name="Table_20_Contents">
      <style:text-properties fo:font-size="12pt" style:font-size-asian="10.5pt" style:font-size-complex="12pt"/>
    </style:style>
    <style:style style:name="P30" style:family="paragraph" style:parent-style-name="Table_20_Contents">
      <style:text-properties fo:font-size="11pt" style:font-size-asian="11pt" style:font-size-complex="11pt"/>
    </style:style>
    <style:style style:name="P31" style:family="paragraph" style:parent-style-name="Table_20_Contents">
      <style:text-properties fo:font-size="10pt" style:font-size-asian="8.75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dc2300"/>
    </style:style>
    <style:style style:name="T3" style:family="text">
      <style:text-properties fo:color="#dc2300" fo:font-weight="bold" style:font-weight-asian="bold" style:font-weight-complex="bold"/>
    </style:style>
    <style:style style:name="T4" style:family="text">
      <style:text-properties fo:color="#dc23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dc2300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dc2300" style:font-name="DejaVu Sans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dc2300" style:font-name="DejaVu Sans Mono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8000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8000" style:font-name="DejaVu Sans Mono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8000" fo:font-weight="normal" style:font-weight-asian="normal" style:font-weight-complex="normal"/>
    </style:style>
    <style:style style:name="T12" style:family="text">
      <style:text-properties fo:color="#008000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color="#008000" fo:font-size="12pt" fo:font-weight="bold" style:font-size-asian="10.5pt" style:font-weight-asian="bold" style:font-size-complex="12pt" style:font-weight-complex="bold"/>
    </style:style>
    <style:style style:name="T14" style:family="text">
      <style:text-properties fo:color="#2300dc"/>
    </style:style>
    <style:style style:name="T15" style:family="text">
      <style:text-properties fo:color="#2300dc" style:font-name="DejaVu Sans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color="#2300dc" style:font-name="DejaVu Sans Mono"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DejaVu Sans Mono"/>
    </style:style>
    <style:style style:name="T22" style:family="text">
      <style:text-properties style:font-name="DejaVu Sans Mono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T24" style:family="text">
      <style:text-properties style:font-name="DejaVu Sans Mono" fo:font-size="11pt" style:font-size-asian="11pt" style:font-size-complex="11pt"/>
    </style:style>
    <style:style style:name="T25" style:family="text">
      <style:text-properties style:font-name="DejaVu Sans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style:font-name="DejaVu Sans Mono"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style="italic" style:font-size-asian="11pt" style:font-style-asian="italic" style:font-size-complex="11pt" style:font-style-complex="italic"/>
    </style:style>
    <style:style style:name="T29" style:family="text">
      <style:text-properties fo:font-size="11pt" fo:font-style="normal" style:font-size-asian="11pt" style:font-style-asian="normal" style:font-size-complex="11pt" style:font-style-complex="normal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DejaVu Sans Mono" fo:font-style="italic" style:font-style-asian="italic" style:font-style-complex="italic"/>
    </style:style>
    <style:style style:name="T32" style:family="text">
      <style:text-properties style:use-window-font-color="true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tf</text:p>
      <text:p text:style-name="P20"/>
      <text:p text:style-name="Standard">&lt;stdio.h&gt;</text:p>
      <text:p text:style-name="Standard"/>
      <text:p text:style-name="P3">int printf( <text:span text:style-name="T2">const char * format</text:span>, <text:span text:style-name="T9">...</text:span> );</text:p>
      <text:p text:style-name="Standard"/>
      <text:p text:style-name="P21">Écrit l'argument <text:span text:style-name="T4">format</text:span> sur la sortie standard <text:span text:style-name="T1">stdout</text:span>. Si <text:span text:style-name="T4">format</text:span> contient des spécificateurs (chaîne commençant par le caractère %), les <text:span text:style-name="T8">arguments</text:span> à la suite de <text:span text:style-name="T4">format</text:span> sont insérés à la place de leur spécificateur (il doit y avoir autant d'<text:span text:style-name="T8">arguments</text:span> après <text:span text:style-name="T5">format</text:span><text:span text:style-name="T33"> que de</text:span><text:span text:style-name="T32"> "%..." dans </text:span><text:span text:style-name="T5">format</text:span><text:span text:style-name="T32">)</text:span>. De plus, le type des spécificateurs (%s, %c, %d, …) détermine la façon dont est converti chaque <text:span text:style-name="T8">argument</text:span>. </text:p>
      <text:p text:style-name="P15"/>
      <text:p text:style-name="P21"><text:span text:style-name="T17">Exemple:</text:span></text:p>
      <text:p text:style-name="P21"><draw:frame draw:style-name="fr1" draw:name="Object1" text:anchor-type="paragraph" svg:x="0.893cm" svg:y="0.104cm" svg:width="14.713cm" svg:height="3.33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1">Pour plus d'informations: <text:span text:style-name="T1">man printf</text:span></text:p>
      <text:p text:style-name="P21"><text:span text:style-name="T1"/></text:p>
      <text:p text:style-name="P1">Principaux spécificateurs</text:p>
      <text:p text:style-name="Standard"/>
      <table:table table:name="Spécificatieurs" table:style-name="Spécificatieurs">
        <table:table-column table:style-name="Spécificatieurs.A"/>
        <table:table-column table:style-name="Spécificatieurs.B"/>
        <table:table-row>
          <table:table-cell table:style-name="Spécificatieurs.A1" office:value-type="string">
            <text:p text:style-name="P12">Spécificateur</text:p>
          </table:table-cell>
          <table:table-cell table:style-name="Spécificatieurs.B1" office:value-type="string">
            <text:p text:style-name="P12">Type</text:p>
          </table:table-cell>
        </table:table-row>
        <table:table-row>
          <table:table-cell table:style-name="Spécificatieurs.A2" office:value-type="string">
            <text:p text:style-name="Table_20_Contents">%d</text:p>
          </table:table-cell>
          <table:table-cell table:style-name="Spécificatieurs.B2" office:value-type="string">
            <text:p text:style-name="Table_20_Contents">Entier (1, 2, -3, ...)</text:p>
          </table:table-cell>
        </table:table-row>
        <table:table-row>
          <table:table-cell table:style-name="Spécificatieurs.A2" office:value-type="string">
            <text:p text:style-name="Table_20_Contents">%f</text:p>
          </table:table-cell>
          <table:table-cell table:style-name="Spécificatieurs.B2" office:value-type="string">
            <text:p text:style-name="Table_20_Contents">Décimal (-1.0, 3.14, ...)</text:p>
          </table:table-cell>
        </table:table-row>
        <table:table-row>
          <table:table-cell table:style-name="Spécificatieurs.A2" office:value-type="string">
            <text:p text:style-name="Table_20_Contents">%s</text:p>
          </table:table-cell>
          <table:table-cell table:style-name="Spécificatieurs.B2" office:value-type="string">
            <text:p text:style-name="Table_20_Contents">Chaîne de caractères ("abc", ...)</text:p>
          </table:table-cell>
        </table:table-row>
        <table:table-row>
          <table:table-cell table:style-name="Spécificatieurs.A2" office:value-type="string">
            <text:p text:style-name="Table_20_Contents">%c</text:p>
          </table:table-cell>
          <table:table-cell table:style-name="Spécificatieurs.B2" office:value-type="string">
            <text:p text:style-name="Table_20_Contents">Caractère ('a', 'b', ...)</text:p>
          </table:table-cell>
        </table:table-row>
      </table:table>
      <text:p text:style-name="Standard"/>
      <text:p text:style-name="P1">Autres exemples</text:p>
      <text:p text:style-name="P5"/>
      <table:table table:name="Exemples1" table:style-name="Exemples1">
        <table:table-column table:style-name="Exemples1.A"/>
        <table:table-column table:style-name="Exemples1.B"/>
        <table:table-row>
          <table:table-cell table:style-name="Exemples1.A1" office:value-type="string">
            <text:p text:style-name="P11">Code</text:p>
          </table:table-cell>
          <table:table-cell table:style-name="Exemples1.B1" office:value-type="string">
            <text:p text:style-name="P11">Résultat</text:p>
          </table:table-cell>
        </table:table-row>
        <table:table-row>
          <table:table-cell table:style-name="Exemples1.A2" office:value-type="string">
            <text:p text:style-name="P10">printf(<text:span text:style-name="T2">"hello world"</text:span>);</text:p>
          </table:table-cell>
          <table:table-cell table:style-name="Exemples1.B2" office:value-type="string">
            <text:p text:style-name="P10">hello</text:p>
          </table:table-cell>
        </table:table-row>
        <table:table-row>
          <table:table-cell table:style-name="Exemples1.A2" office:value-type="string">
            <text:p text:style-name="P10">printf(<text:span text:style-name="T2">"hello world\n"</text:span>);</text:p>
          </table:table-cell>
          <table:table-cell table:style-name="Exemples1.B2" office:value-type="string">
            <text:p text:style-name="P10">hello world⏎</text:p>
            <text:p text:style-name="P10"/>
          </table:table-cell>
        </table:table-row>
        <table:table-row>
          <table:table-cell table:style-name="Exemples1.A2" office:value-type="string">
            <text:p text:style-name="P10">printf(<text:span text:style-name="T2">"Il est </text:span><text:span text:style-name="T3">%d</text:span><text:span text:style-name="T2"> heures et </text:span><text:span text:style-name="T3">%d</text:span><text:span text:style-name="T2"> minutes"</text:span>, <text:span text:style-name="T8">10</text:span>, <text:span text:style-name="T8">30</text:span>);</text:p>
          </table:table-cell>
          <table:table-cell table:style-name="Exemples1.B2" office:value-type="string">
            <text:p text:style-name="P10">Il est 10 heures et 30 minutes</text:p>
          </table:table-cell>
        </table:table-row>
        <table:table-row>
          <table:table-cell table:style-name="Exemples1.A2" office:value-type="string">
            <text:p text:style-name="P10">int h=10;</text:p>
            <text:p text:style-name="P10">int m=30;</text:p>
            <text:p text:style-name="P10">printf(<text:span text:style-name="T2">"Il est </text:span><text:span text:style-name="T3">%d</text:span><text:span text:style-name="T2"> heures et </text:span><text:span text:style-name="T3">%d</text:span><text:span text:style-name="T2"> minutes"</text:span>, <text:span text:style-name="T8">h</text:span>, <text:span text:style-name="T8">m</text:span>);</text:p>
          </table:table-cell>
          <table:table-cell table:style-name="Exemples1.B2" office:value-type="string">
            <text:p text:style-name="P10">Il est 10 heures et 30 minutes</text:p>
          </table:table-cell>
        </table:table-row>
        <table:table-row>
          <table:table-cell table:style-name="Exemples1.A2" office:value-type="string">
            <text:p text:style-name="P10">printf(<text:span text:style-name="T2">"Je m'appelle </text:span><text:span text:style-name="T3">%s</text:span><text:span text:style-name="T2">"</text:span>, <text:span text:style-name="T8">"Tom"</text:span>);</text:p>
          </table:table-cell>
          <table:table-cell table:style-name="Exemples1.B2" office:value-type="string">
            <text:p text:style-name="P10">Je m'appelle Tom</text:p>
          </table:table-cell>
        </table:table-row>
        <table:table-row>
          <table:table-cell table:style-name="Exemples1.A2" office:value-type="string">
            <text:p text:style-name="P10">printf(<text:span text:style-name="T2">"</text:span><text:span text:style-name="T3">%s</text:span><text:span text:style-name="T2"> a </text:span><text:span text:style-name="T3">%d</text:span><text:span text:style-name="T2"> ans"</text:span>, <text:span text:style-name="T8">"Tom"</text:span>, <text:span text:style-name="T8">20</text:span>);</text:p>
          </table:table-cell>
          <table:table-cell table:style-name="Exemples1.B2" office:value-type="string">
            <text:p text:style-name="P10">Tom a 20 ans</text:p>
          </table:table-cell>
        </table:table-row>
        <table:table-row>
          <table:table-cell table:style-name="Exemples1.A2" office:value-type="string">
            <text:p text:style-name="P10">char * nom = "Tom";</text:p>
            <text:p text:style-name="P10">int age = 20;</text:p>
            <text:p text:style-name="P10">printf(<text:span text:style-name="T2">"</text:span><text:span text:style-name="T3">%s</text:span><text:span text:style-name="T2"> a </text:span><text:span text:style-name="T3">%d</text:span><text:span text:style-name="T2"> ans"</text:span>, <text:span text:style-name="T8">nom</text:span>, <text:span text:style-name="T8">age</text:span>);</text:p>
          </table:table-cell>
          <table:table-cell table:style-name="Exemples1.B2" office:value-type="string">
            <text:p text:style-name="P10">Tom a 20 ans</text:p>
          </table:table-cell>
        </table:table-row>
        <table:table-row>
          <table:table-cell table:style-name="Exemples1.A2" office:value-type="string">
            <text:p text:style-name="P10">printf(<text:span text:style-name="T2">"pi = </text:span><text:span text:style-name="T3">%f</text:span><text:span text:style-name="T2">"</text:span>, <text:span text:style-name="T8">3.14</text:span>);</text:p>
          </table:table-cell>
          <table:table-cell table:style-name="Exemples1.B2" office:value-type="string">
            <text:p text:style-name="P10">pi = 3.14</text:p>
          </table:table-cell>
        </table:table-row>
        <table:table-row>
          <table:table-cell table:style-name="Exemples1.A2" office:value-type="string">
            <text:p text:style-name="P10">printf(<text:span text:style-name="T2">"</text:span><text:span text:style-name="T3">%c</text:span><text:span text:style-name="T2"> = </text:span><text:span text:style-name="T3">%f</text:span><text:span text:style-name="T2">"</text:span>, <text:span text:style-name="T8">'x'</text:span>, <text:span text:style-name="T8">1.0</text:span>);</text:p>
          </table:table-cell>
          <table:table-cell table:style-name="Exemples1.B2" office:value-type="string">
            <text:p text:style-name="P10">x = 1.0</text:p>
          </table:table-cell>
        </table:table-row>
      </table:table>
      <text:p text:style-name="P26"/>
      <text:p text:style-name="P8"/>
      <text:p text:style-name="P2">Fprintf</text:p>
      <text:p text:style-name="P20"/>
      <text:p text:style-name="Standard">&lt;stdio.h&gt;</text:p>
      <text:p text:style-name="Standard"/>
      <text:p text:style-name="P4">int fprintf( <text:span text:style-name="T14">fd</text:span>, <text:span text:style-name="T2">const char * format</text:span>, <text:span text:style-name="T9">...</text:span> );</text:p>
      <text:p text:style-name="P6"/>
      <text:p text:style-name="P7">Fait la même chose que <text:span text:style-name="T1">printf</text:span>, mais écrit dans le fichier <text:span text:style-name="T14">fd</text:span> plutôt que dans <text:span text:style-name="T1">stdout</text:span>.</text:p>
      <text:p text:style-name="P7"/>
      <text:p text:style-name="P7">Remarque:</text:p>
      <text:p text:style-name="P7"><text:span text:style-name="T1">stdout</text:span> et <text:span text:style-name="T1">stderr</text:span> sont deux descripteurs de fichiers spéciaux (ouverts automatiquement). On peut les utiliser à la place de <text:span text:style-name="T14">fd</text:span>.</text:p>
      <text:p text:style-name="Standard"/>
      <text:p text:style-name="Standard"><text:span text:style-name="T25">fprintf( </text:span><text:span text:style-name="T15">stdout</text:span><text:span text:style-name="T25">, </text:span><text:span text:style-name="T6">"hello"</text:span><text:span text:style-name="T25"> ) </text:span><text:span text:style-name="T22"><text:s/></text:span>équivaut à<text:span text:style-name="T23"> <text:s/></text:span><text:span text:style-name="T25">printf( </text:span><text:span text:style-name="T6">"hello"</text:span><text:span text:style-name="T25"> )</text:span><text:span text:style-name="T23">.</text:span></text:p>
      <text:p text:style-name="Standard"/>
      <text:p text:style-name="P21">Pour plus d'informations: <text:span text:style-name="T1">man fprintf</text:span></text:p>
      <text:p text:style-name="Standard"/>
      <text:p text:style-name="P1">Exemples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Code</text:p>
          </table:table-cell>
          <table:table-cell table:style-name="Table1.B1" office:value-type="string">
            <text:p text:style-name="P11">Résultat</text:p>
          </table:table-cell>
        </table:table-row>
        <table:table-row>
          <table:table-cell table:style-name="Table1.A2" office:value-type="string">
            <text:p text:style-name="P10">FILE * fd = fopen("foo.txt", "w");</text:p>
            <text:p text:style-name="P10">printf(<text:span text:style-name="T14">fd</text:span>, <text:span text:style-name="T2">"hello world!"</text:span>);</text:p>
            <text:p text:style-name="P10">fclose(fd);</text:p>
            <text:p text:style-name="P10"/>
          </table:table-cell>
          <table:table-cell table:style-name="Table1.B2" office:value-type="string">
            <text:p text:style-name="P10">Écrit "hello world!" dans le fichier "foo.txt"</text:p>
          </table:table-cell>
        </table:table-row>
        <table:table-row>
          <table:table-cell table:style-name="Table1.A2" office:value-type="string">
            <text:p text:style-name="P10">printf(<text:span text:style-name="T14">stdout</text:span>, <text:span text:style-name="T2">"Il est </text:span><text:span text:style-name="T3">%d</text:span><text:span text:style-name="T2"> heures et </text:span><text:span text:style-name="T3">%d</text:span><text:span text:style-name="T2"> minutes"</text:span>, <text:span text:style-name="T8">10</text:span>, <text:span text:style-name="T8">30</text:span>);</text:p>
          </table:table-cell>
          <table:table-cell table:style-name="Table1.B2" office:value-type="string">
            <text:p text:style-name="P10">Écrit "Il est 10 heures et 30 minutes" sur la sortie standard <text:span text:style-name="T1">stdout</text:span> (ie. sur le terminal)</text:p>
          </table:table-cell>
        </table:table-row>
        <table:table-row>
          <table:table-cell table:style-name="Table1.A2" office:value-type="string">
            <text:p text:style-name="P10">printf(<text:span text:style-name="T14">stderr</text:span>, <text:span text:style-name="T2">"Il est </text:span><text:span text:style-name="T3">%d</text:span><text:span text:style-name="T2"> heures et </text:span><text:span text:style-name="T3">%d</text:span><text:span text:style-name="T2"> minutes"</text:span>, <text:span text:style-name="T8">10</text:span>, <text:span text:style-name="T8">30</text:span>);</text:p>
          </table:table-cell>
          <table:table-cell table:style-name="Table1.B2" office:value-type="string">
            <text:p text:style-name="P10">Écrit "Il est 10 heures et 30 minutes" sur la sortie standard des erreurs <text:span text:style-name="T1">stderr</text:span> (ie. sur le terminal)</text:p>
          </table:table-cell>
        </table:table-row>
      </table:table>
      <text:p text:style-name="P6"/>
      <text:p text:style-name="P9">Scanf</text:p>
      <text:p text:style-name="P20"/>
      <text:p text:style-name="Standard">&lt;stdio.h&gt;</text:p>
      <text:p text:style-name="Standard"/>
      <text:p text:style-name="P3">int scanf( <text:span text:style-name="T2">const char * format</text:span>, <text:span text:style-name="T9">...</text:span> );</text:p>
      <text:p text:style-name="Standard"/>
      <text:p text:style-name="P21">Lit, converti et stock les données saisies sur <text:span text:style-name="T1">stdin</text:span> (entrée standard du terminal) d'après l'argument <text:span text:style-name="T4">format</text:span>. <text:span text:style-name="T18">Les spécificateurs contenus dans </text:span><text:span text:style-name="T5">format</text:span><text:span text:style-name="T18"> sont les mêmes que pour </text:span><text:span text:style-name="T19">printf</text:span><text:span text:style-name="T18"> (%d, %s, %c, %f, …).</text:span> Les arguments à la suite de <text:span text:style-name="T4">format</text:span> doivent être des <text:span text:style-name="T20">pointeurs</text:span> vers des variables. Il doit y avoir autant de pointeurs après l'argument <text:span text:style-name="T5">format</text:span><text:span text:style-name="T33"> que de</text:span><text:span text:style-name="T32"> spécificateurs dans la chaîne </text:span><text:span text:style-name="T5">format </text:span><text:span text:style-name="T32">(généralement on préférera n'utiliser qu'un seul spécificateur/pointeur par appel à scanf).</text:span> Le type des spécificateurs (%s, %c, %d, …) détermine la façon dont est converti la valeur envoyée à chaque <text:span text:style-name="T8">pointeur</text:span>. </text:p>
      <text:p text:style-name="P3"/>
      <text:p text:style-name="P16">Exemple:</text:p>
      <text:p text:style-name="P17"><draw:frame draw:style-name="fr1" draw:name="Object2" text:anchor-type="paragraph" svg:x="0.654cm" svg:y="0.176cm" svg:width="15.374cm" svg:height="4.235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8">Pour plus d'informations: <text:span text:style-name="T1">man scanf</text:span></text:p>
      <text:p text:style-name="P17"/>
      <text:p text:style-name="P1">Autres exempl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ode</text:p>
          </table:table-cell>
          <table:table-cell table:style-name="Table2.B1" office:value-type="string">
            <text:p text:style-name="P11">Résultat</text:p>
          </table:table-cell>
        </table:table-row>
        <table:table-row>
          <table:table-cell table:style-name="Table2.A2" office:value-type="string">
            <text:p text:style-name="P10">int nb;</text:p>
            <text:p text:style-name="P10">scanf(<text:span text:style-name="T2">"%d"</text:span><text:span text:style-name="T30">, </text:span><text:span text:style-name="T9">&amp;</text:span><text:span text:style-name="T8">nb</text:span>);</text:p>
          </table:table-cell>
          <table:table-cell table:style-name="Table2.B2" office:value-type="string">
            <text:p text:style-name="P10">Si l'utilisateur écrit</text:p>
            <text:p text:style-name="P10">123⏎</text:p>
            <text:p text:style-name="P31"/>
            <text:p text:style-name="P10">alors <text:span text:style-name="T1">nb = 123</text:span></text:p>
          </table:table-cell>
        </table:table-row>
        <table:table-row>
          <table:table-cell table:style-name="Table2.A2" office:value-type="string">
            <text:p text:style-name="P10">float x;</text:p>
            <text:p text:style-name="P10">scanf(<text:span text:style-name="T2">"%f"</text:span><text:span text:style-name="T30">, </text:span><text:span text:style-name="T9">&amp;</text:span><text:span text:style-name="T11">x</text:span>);</text:p>
          </table:table-cell>
          <table:table-cell table:style-name="Table2.B2" office:value-type="string">
            <text:p text:style-name="P10">Si l'utilisateur écrit</text:p>
            <text:p text:style-name="P10">3.14⏎</text:p>
            <text:p text:style-name="P31"/>
            <text:p text:style-name="P10">alors <text:span text:style-name="T1">x = 3.14</text:span></text:p>
          </table:table-cell>
        </table:table-row>
        <table:table-row>
          <table:table-cell table:style-name="Table2.A2" office:value-type="string">
            <text:p text:style-name="P10">char c;</text:p>
            <text:p text:style-name="P10">scanf(<text:span text:style-name="T2">"%c"</text:span><text:span text:style-name="T30">, </text:span><text:span text:style-name="T9">&amp;</text:span><text:span text:style-name="T11">c</text:span>);</text:p>
          </table:table-cell>
          <table:table-cell table:style-name="Table2.B2" office:value-type="string">
            <text:p text:style-name="P10">Si l'utilisateur écrit</text:p>
            <text:p text:style-name="P10">A⏎</text:p>
            <text:p text:style-name="P31"/>
            <text:p text:style-name="P10">alors <text:span text:style-name="T1">c = 'A'</text:span></text:p>
          </table:table-cell>
        </table:table-row>
        <table:table-row>
          <table:table-cell table:style-name="Table2.A2" office:value-type="string">
            <text:p text:style-name="P10">char str[80];</text:p>
            <text:p text:style-name="P10">scanf(<text:span text:style-name="T2">"%s"</text:span><text:span text:style-name="T30">, </text:span><text:span text:style-name="T11">str</text:span>);</text:p>
            <text:p text:style-name="P31"/>
            <text:p text:style-name="P30"><text:span text:style-name="T20">ATTENTION</text:span>: <text:span text:style-name="T12">str</text:span> est déjà un pointeur, on ne met pas de <text:span text:style-name="T13">&amp;</text:span> ici!</text:p>
          </table:table-cell>
          <table:table-cell table:style-name="Table2.B2" office:value-type="string">
            <text:p text:style-name="P10">Si l'utilisateur écrit</text:p>
            <text:p text:style-name="P10">hello⏎</text:p>
            <text:p text:style-name="P31"/>
            <text:p text:style-name="P10">alors <text:span text:style-name="T1">str = "hello"</text:span></text:p>
          </table:table-cell>
        </table:table-row>
        <table:table-row>
          <table:table-cell table:style-name="Table2.A2" office:value-type="string">
            <text:p text:style-name="P10">int n1;</text:p>
            <text:p text:style-name="P10">int n2;</text:p>
            <text:p text:style-name="P10">scanf(<text:span text:style-name="T2">"%d%d"</text:span><text:span text:style-name="T30">, </text:span><text:span text:style-name="T9">&amp;</text:span><text:span text:style-name="T8">n1</text:span><text:span text:style-name="T30">, </text:span><text:span text:style-name="T9">&amp;</text:span><text:span text:style-name="T8">n2</text:span>);</text:p>
            <text:p text:style-name="P10"/>
            <text:p text:style-name="P30"><text:span text:style-name="T20">REMARQUE</text:span>: il vaut mieux éviter ça et se contenter de faire deux scanf...</text:p>
          </table:table-cell>
          <table:table-cell table:style-name="Table2.B2" office:value-type="string">
            <text:p text:style-name="P10">Si l'utilisateur écrit</text:p>
            <text:p text:style-name="P10">123␣456⏎ <text:s text:c="2"/><text:span text:style-name="T29">(␣ est un espace)</text:span></text:p>
            <text:p text:style-name="P31"/>
            <text:p text:style-name="P10">alors <text:span text:style-name="T1">n1 = 123</text:span><text:span text:style-name="T34"> et <text:s/></text:span><text:span text:style-name="T1">n2 = 456</text:span></text:p>
          </table:table-cell>
        </table:table-row>
      </table:table>
      <text:p text:style-name="P26"/>
      <text:p text:style-name="P9">Fscanf</text:p>
      <text:p text:style-name="P20"/>
      <text:p text:style-name="Standard">&lt;stdio.h&gt;</text:p>
      <text:p text:style-name="Standard"/>
      <text:p text:style-name="P4">int fscanf( <text:span text:style-name="T14">fd</text:span>, <text:span text:style-name="T2">const char * format</text:span>, <text:span text:style-name="T9">...</text:span> );</text:p>
      <text:p text:style-name="P6"/>
      <text:p text:style-name="P7">Fait la même chose que <text:span text:style-name="T1">scanf</text:span>, mais lit dans le fichier <text:span text:style-name="T14">fd</text:span> plutôt que dans <text:span text:style-name="T1">stdin</text:span>.</text:p>
      <text:p text:style-name="P7"/>
      <text:p text:style-name="P7">Remarque:</text:p>
      <text:p text:style-name="P7"><text:span text:style-name="T1">stdin</text:span> est un descripteur de fichier spécial (ouvert automatiquement). On peut l'utiliser à la place de <text:span text:style-name="T14">fd</text:span>.</text:p>
      <text:p text:style-name="Standard"/>
      <text:p text:style-name="P5"><text:span text:style-name="T26">fscanf( </text:span><text:span text:style-name="T16">stdin</text:span><text:span text:style-name="T26">, </text:span><text:span text:style-name="T7">"%d"</text:span><text:span text:style-name="T31">, </text:span><text:span text:style-name="T10">&amp;var </text:span><text:span text:style-name="T26">)</text:span><text:span text:style-name="T24"> </text:span><text:span text:style-name="T21"><text:s/></text:span>équivaut à<text:span text:style-name="T24"> <text:s/></text:span><text:span text:style-name="T26">scanf( </text:span><text:span text:style-name="T7">"%d"</text:span><text:span text:style-name="T31">, </text:span><text:span text:style-name="T10">&amp;var </text:span><text:span text:style-name="T26">)</text:span><text:span text:style-name="T24">.</text:span></text:p>
      <text:p text:style-name="P6"><text:span text:style-name="T27"/></text:p>
      <text:p text:style-name="P18"><text:span text:style-name="T27">Pour plus d'informations: </text:span><text:span text:style-name="T28">man fscan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8:58:44</meta:creation-date>
    <dc:date>2013-02-12T17:51:27</dc:date>
    <meta:editing-duration>PT2H6M26S</meta:editing-duration>
    <meta:editing-cycles>27</meta:editing-cycles>
    <meta:generator>LibreOffice/3.5$Linux_x86 LibreOffice_project/350m1$Build-2</meta:generator>
    <meta:document-statistic meta:table-count="4" meta:image-count="0" meta:object-count="2" meta:page-count="4" meta:paragraph-count="106" meta:word-count="615" meta:character-count="3552" meta:non-whitespace-character-count="30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="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8080" draw:marker-start="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808080" draw:marker-start="" draw:marker-start-width="0.28cm" draw:marker-end="Symmetric_20_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style:text-outline="false" style:text-line-through-style="none" fo:font-size="12pt" fo:font-style="normal" fo:text-shadow="none" style:text-underline-style="none" style:letter-kerning="true" style:font-family-asian="'Droid Sans'" style:font-family-generic-asian="system" style:font-pitch-asian="variable" style:font-size-asian="12pt" style:font-style-asian="normal" style:font-family-complex="'Lohit Hindi'" style:font-family-generic-complex="system" style:font-pitch-complex="variable" style:font-size-complex="12pt" style:font-style-complex="normal" style:text-emphasize="none" style:font-relief="none" style:text-overline-style="none" style:text-overline-color="font-color"/>
    </style:style>
    <style:style style:name="T2" style:family="text">
      <style:text-properties fo:color="#dc2300" style:text-outline="false" style:text-line-through-style="none" fo:font-family="'DejaVu Sans Mono'" style:font-family-generic="modern" style:font-pitch="fixed" fo:font-size="12pt" fo:font-style="normal" fo:text-shadow="none" style:text-underline-style="none" style:letter-kerning="true" style:font-family-asian="'Droid Sans'" style:font-family-generic-asian="system" style:font-pitch-asian="variable" style:font-size-asian="12pt" style:font-style-asian="normal" style:font-family-complex="'Lohit Hindi'" style:font-family-generic-complex="system" style:font-pitch-complex="variable" style:font-size-complex="12pt" style:font-style-complex="normal" style:text-emphasize="none" style:font-relief="none" style:text-overline-style="none" style:text-overline-color="font-color"/>
    </style:style>
    <style:style style:name="T3" style:family="text">
      <style:text-properties fo:color="#dc2300" style:text-outline="false" style:text-line-through-style="none" fo:font-family="'DejaVu Sans Mono'" style:font-family-generic="modern" style:font-pitch="fixed" fo:font-size="12pt" fo:font-style="normal" fo:text-shadow="none" style:text-underline-style="none" fo:font-weight="bold" style:letter-kerning="true" style:font-family-asian="'Droid Sans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8000" style:text-outline="false" style:text-line-through-style="none" fo:font-family="'DejaVu Sans Mono'" style:font-family-generic="modern" style:font-pitch="fixed" fo:font-size="12pt" fo:font-style="normal" fo:text-shadow="none" style:text-underline-style="none" fo:font-weight="bold" style:letter-kerning="true" style:font-family-asian="'Droid Sans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DejaVu Sans Mono'" style:font-family-generic="modern" style:font-pitch="fixed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8" style:family="text">
      <style:text-properties fo:font-family="'Liberation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family="'Liberation Mono'" style:font-family-generic="modern" style:font-pitch="fixed" fo:font-size="12pt" style:font-size-asian="12pt" style:font-size-complex="12pt"/>
    </style:style>
    <style:style style:name="T10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726cm" svg:height="0.747cm" svg:x="4.339cm" svg:y="6.7cm">
          <draw:text-box>
            <text:p text:style-name="P1"><text:span text:style-name="T1">printf( </text:span><text:span text:style-name="T2">"</text:span><text:span text:style-name="T3">%d</text:span><text:span text:style-name="T2"> est le code ASCII du caractère </text:span><text:span text:style-name="T3">%c</text:span><text:span text:style-name="T2">"</text:span><text:span text:style-name="T1">,</text:span><text:span text:style-name="T4"> </text:span><text:span text:style-name="T5">65</text:span><text:span text:style-name="T6">, </text:span><text:span text:style-name="T5">65</text:span><text:span text:style-name="T6"> )</text:span></text:p>
          </draw:text-box>
        </draw:frame>
        <draw:custom-shape draw:style-name="gr2" draw:text-style-name="P3" xml:id="id4" draw:id="id4" draw:layer="layout" svg:width="0.2cm" svg:height="0.7cm" draw:transform="rotate (1.5707963267949) translate (6.8cm 7.61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xml:id="id2" draw:id="id2" draw:layer="layout" svg:width="0.2cm" svg:height="0.7cm" draw:transform="rotate (1.5707963267949) translate (15.524cm 7.61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xml:id="id3" draw:id="id3" draw:layer="layout" svg:width="0.2cm" svg:height="0.7cm" draw:transform="rotate (1.5707963267949) translate (16.674cm 7.58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xml:id="id1" draw:id="id1" draw:layer="layout" svg:width="0.2cm" svg:height="0.7cm" draw:transform="rotate (1.5707963267949) translate (17.698cm 7.58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" draw:text-style-name="P3" draw:layer="layout" draw:type="curve" draw:line-skew="-0.418cm" svg:x1="18.048cm" svg:y1="7.586cm" svg:x2="15.874cm" svg:y2="7.612cm" draw:start-shape="id1" draw:start-glue-point="5" draw:end-shape="id2" draw:end-glue-point="5" svg:d="m18048 7586c0 1212-2174 1199-2174 26">
          <text:p/>
        </draw:connector>
        <draw:connector draw:style-name="gr4" draw:text-style-name="P3" draw:layer="layout" draw:type="curve" draw:line-skew="-0.218cm" svg:x1="17.024cm" svg:y1="7.586cm" svg:x2="7.15cm" svg:y2="7.612cm" draw:start-shape="id3" draw:start-glue-point="5" draw:end-shape="id4" draw:end-glue-point="5" svg:d="m17024 7586c0 1512-9874 1499-9874 26">
          <text:p/>
        </draw:connector>
        <draw:frame draw:style-name="gr1" draw:text-style-name="P4" draw:layer="layout" svg:width="9.9cm" svg:height="1.203cm" svg:x="4.4cm" svg:y="9.029cm">
          <draw:text-box>
            <text:p text:style-name="P4"><text:span text:style-name="T7">Affiche sur </text:span><text:span text:style-name="T8">stdout</text:span><text:span text:style-name="T7">:</text:span></text:p>
            <text:p text:style-name="P4"><text:span text:style-name="T9">"</text:span><text:span text:style-name="T10">65</text:span><text:span text:style-name="T9"> est le code ASCII du caractère </text:span><text:span text:style-name="T10">A</text:span><text:span text:style-name="T9">"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="Arrow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roid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="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8080" draw:marker-start="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Liberation Serif'" style:font-family-generic="roman" style:font-pitch="variable" fo:font-size="12pt" style:font-size-asian="12pt" style:font-size-complex="12pt"/>
    </style:style>
    <style:style style:name="T1" style:family="text">
      <style:text-properties style:text-outline="false" style:text-line-through-style="none" fo:font-family="'DejaVu Sans Mono'" style:font-family-generic="modern" style:font-pitch="fixed" fo:font-size="12pt" fo:font-style="normal" fo:text-shadow="none" style:text-underline-style="none" style:letter-kerning="true" style:font-family-asian="'Droid Sans'" style:font-family-generic-asian="system" style:font-pitch-asian="variable" style:font-size-asian="12pt" style:font-style-asian="normal" style:font-family-complex="'Lohit Hindi'" style:font-family-generic-complex="system" style:font-pitch-complex="variable" style:font-size-complex="12pt" style:font-style-complex="normal" style:text-emphasize="none" style:font-relief="none" style:text-overline-style="none" style:text-overline-color="font-color"/>
    </style:style>
    <style:style style:name="T2" style:family="text">
      <style:text-properties fo:color="#dc2300" style:text-outline="false" style:text-line-through-style="none" fo:font-family="'DejaVu Sans Mono'" style:font-family-generic="modern" style:font-pitch="fixed" fo:font-size="12pt" fo:font-style="normal" fo:text-shadow="none" style:text-underline-style="none" style:letter-kerning="true" style:font-family-asian="'Droid Sans'" style:font-family-generic-asian="system" style:font-pitch-asian="variable" style:font-size-asian="12pt" style:font-style-asian="normal" style:font-family-complex="'Lohit Hindi'" style:font-family-generic-complex="system" style:font-pitch-complex="variable" style:font-size-complex="12pt" style:font-style-complex="normal" style:text-emphasize="none" style:font-relief="none" style:text-overline-style="none" style:text-overline-color="font-color"/>
    </style:style>
    <style:style style:name="T3" style:family="text">
      <style:text-properties fo:color="#dc2300" style:text-outline="false" style:text-line-through-style="none" fo:font-family="'DejaVu Sans Mono'" style:font-family-generic="modern" style:font-pitch="fixed" fo:font-size="12pt" fo:font-style="normal" fo:text-shadow="none" style:text-underline-style="none" fo:font-weight="bold" style:letter-kerning="true" style:font-family-asian="'Droid Sans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family="'DejaVu Sans Mono'" style:font-family-generic="modern" style:font-pitch="fixed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8000" style:text-outline="false" style:text-line-through-style="none" fo:font-family="'DejaVu Sans Mono'" style:font-family-generic="modern" style:font-pitch="fixed" fo:font-size="12pt" fo:font-style="normal" fo:text-shadow="none" style:text-underline-style="none" fo:font-weight="bold" style:letter-kerning="true" style:font-family-asian="'Droid Sans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DejaVu Sans Mono'" style:font-family-generic="modern" style:font-pitch="fixed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Liberation Serif'" style:font-family-generic="roman" style:font-pitch="variable" fo:font-size="12pt" style:font-size-asian="12pt" style:font-size-complex="12pt"/>
    </style:style>
    <style:style style:name="T8" style:family="text">
      <style:text-properties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family="'Liberation Serif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4cm" svg:height="1.243cm" svg:x="4.339cm" svg:y="6.3cm">
          <draw:text-box>
            <text:p><text:span text:style-name="T1">int nb;</text:span></text:p>
            <text:p><text:span text:style-name="T1">scanf( </text:span><text:span text:style-name="T2">"</text:span><text:span text:style-name="T3">%d</text:span><text:span text:style-name="T2">"</text:span><text:span text:style-name="T1">,</text:span><text:span text:style-name="T4"> </text:span><text:span text:style-name="T5">&amp;nb</text:span><text:span text:style-name="T6"> )</text:span></text:p>
          </draw:text-box>
        </draw:frame>
        <draw:custom-shape draw:style-name="gr2" draw:text-style-name="P2" xml:id="id2" draw:id="id2" draw:layer="layout" svg:width="0.2cm" svg:height="0.7cm" draw:transform="rotate (1.5707963267949) translate (7.9cm 7.59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xml:id="id1" draw:id="id1" draw:layer="layout" svg:width="0.2cm" svg:height="0.7cm" draw:transform="rotate (1.5707963267949) translate (6.574cm 7.59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" draw:text-style-name="P2" draw:layer="layout" draw:type="curve" draw:line-skew="-0.854cm" svg:x1="6.924cm" svg:y1="7.599cm" svg:x2="8.25cm" svg:y2="7.599cm" draw:start-shape="id1" draw:start-glue-point="5" draw:end-shape="id2" draw:end-glue-point="5" svg:d="m6924 7599c0 519 1326 519 1326 0">
          <text:p/>
        </draw:connector>
        <draw:frame draw:style-name="gr1" draw:text-style-name="P3" draw:layer="layout" svg:width="15.729cm" svg:height="1.661cm" svg:x="4.3cm" svg:y="8.429cm">
          <draw:text-box>
            <text:p text:style-name="P3"><text:span text:style-name="T7">Si l'utilisateur écrit les </text:span><text:span text:style-name="T8">caractères</text:span><text:span text:style-name="T7"> </text:span><text:span text:style-name="T9">123</text:span><text:span text:style-name="T7"> sur le terminal puis appuie sur la touche </text:span><text:span text:style-name="T9">&lt;Entrée&gt;</text:span><text:span text:style-name="T7">,</text:span></text:p>
            <text:p text:style-name="P3"><text:span text:style-name="T7">alors cette suite de </text:span><text:span text:style-name="T10">caractères</text:span><text:span text:style-name="T7"> '1','2','3' est convertie en un nombre </text:span><text:span text:style-name="T10">entier</text:span><text:span text:style-name="T7"> valant 123</text:span></text:p>
            <text:p text:style-name="P3"><text:span text:style-name="T7">(car on a utilisé le descripteur </text:span><text:span text:style-name="T9">%d</text:span><text:span text:style-name="T7">) et cet entier est stocké dans la variable </text:span><text:span text:style-name="T9">nb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="Arrow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roid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